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cs" style:country-asian="CZ"/>
    </style:style>
    <style:style style:name="P2" style:parent-style-name="Normální" style:family="paragraph">
      <style:paragraph-properties fo:margin-bottom="0in" fo:line-height="100%"/>
    </style:style>
    <style:style style:name="T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" style:parent-style-name="Normální" style:family="paragraph">
      <style:paragraph-properties fo:margin-top="0.0694in" fo:margin-bottom="0.0694in" fo:line-height="100%"/>
    </style:style>
    <style:style style:name="T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1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2" style:parent-style-name="Normální" style:family="paragraph">
      <style:paragraph-properties fo:margin-top="0.0694in" fo:margin-bottom="0.0694in" fo:line-height="100%"/>
    </style:style>
    <style:style style:name="T1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4" style:parent-style-name="Standardnípísmoodstavce" style:family="text">
      <style:text-properties style:font-name="Segoe UI Symbol" style:font-name-asian="Times New Roman" style:font-name-complex="Segoe UI Symbol" style:letter-kerning="false" fo:font-size="12pt" style:font-size-asian="12pt" style:font-size-complex="12pt" style:language-asian="cs" style:country-asian="CZ"/>
    </style:style>
    <style:style style:name="T15" style:parent-style-name="Standardnípísmoodstavce" style:family="text">
      <style:text-properties style:font-name="Segoe UI Emoji" style:font-name-asian="Times New Roman" style:font-name-complex="Segoe UI Emoji" style:letter-kerning="false" fo:font-size="12pt" style:font-size-asian="12pt" style:font-size-complex="12pt" style:language-asian="cs" style:country-asian="CZ"/>
    </style:style>
    <style:style style:name="T1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8" style:parent-style-name="Normální" style:family="paragraph">
      <style:paragraph-properties fo:margin-top="0.0694in" fo:margin-bottom="0.0694in" fo:line-height="100%"/>
    </style:style>
    <style:style style:name="T1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1" style:parent-style-name="Normální" style:family="paragraph">
      <style:paragraph-properties fo:margin-top="0.0694in" fo:margin-bottom="0.0694in" fo:line-height="100%"/>
    </style:style>
    <style:style style:name="T2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4" style:parent-style-name="Normální" style:family="paragraph">
      <style:paragraph-properties fo:margin-top="0.0694in" fo:margin-bottom="0.0694in" fo:line-height="100%"/>
    </style:style>
    <style:style style:name="T2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2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7" style:parent-style-name="Standardnípísmoodstavce" style:family="text">
      <style:text-properties style:font-name="Segoe UI Emoji" style:font-name-asian="Times New Roman" style:font-name-complex="Segoe UI Emoji" style:letter-kerning="false" fo:font-size="12pt" style:font-size-asian="12pt" style:font-size-complex="12pt" style:language-asian="cs" style:country-asian="CZ"/>
    </style:style>
    <style:style style:name="T2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9" style:parent-style-name="Normální" style:family="paragraph">
      <style:paragraph-properties fo:margin-top="0.0694in" fo:margin-bottom="0.0694in" fo:line-height="100%"/>
    </style:style>
    <style:style style:name="T3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3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2" style:parent-style-name="Normální" style:family="paragraph">
      <style:paragraph-properties fo:margin-top="0.0694in" fo:margin-bottom="0.0694in" fo:line-height="100%"/>
    </style:style>
    <style:style style:name="T3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34" style:parent-style-name="Normální" style:family="paragraph">
      <style:paragraph-properties fo:margin-top="0.0694in" fo:margin-bottom="0.0694in" fo:line-height="100%"/>
    </style:style>
    <style:style style:name="T3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3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37" style:parent-style-name="Standardnípísmoodstavce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38" style:parent-style-name="Normální" style:family="paragraph">
      <style:paragraph-properties fo:margin-top="0.0694in" fo:margin-bottom="0.0694in" fo:line-height="100%"/>
    </style:style>
    <style:style style:name="T3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4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41" style:parent-style-name="Standardnípísmoodstavce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4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3" style:parent-style-name="Normální" style:family="paragraph">
      <style:paragraph-properties fo:margin-top="0.0694in" fo:margin-bottom="0.0694in" fo:line-height="100%"/>
    </style:style>
    <style:style style:name="T4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4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46" style:parent-style-name="Standardnípísmoodstavce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47" style:parent-style-name="Normální" style:family="paragraph">
      <style:paragraph-properties fo:margin-top="0.0694in" fo:margin-bottom="0.0694in" fo:line-height="100%" fo:margin-left="0.5in">
        <style:tab-stops/>
      </style:paragraph-properties>
    </style:style>
    <style:style style:name="T4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4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0" style:parent-style-name="Normální" style:family="paragraph">
      <style:paragraph-properties fo:margin-top="0.0694in" fo:margin-bottom="0.0694in" fo:line-height="100%"/>
    </style:style>
    <style:style style:name="T5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5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5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54" style:parent-style-name="Normální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5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6" style:parent-style-name="Normální" style:family="paragraph">
      <style:paragraph-properties fo:margin-top="0.0694in" fo:margin-bottom="0.0694in" fo:line-height="100%"/>
    </style:style>
    <style:style style:name="T5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5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59" style:parent-style-name="Normální" style:family="paragraph">
      <style:paragraph-properties fo:margin-bottom="0in" fo:line-height="100%" fo:margin-left="0.5in">
        <style:tab-stops/>
      </style:paragraph-properties>
    </style:style>
    <style:style style:name="T6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1" style:parent-style-name="Normální" style:family="paragraph">
      <style:paragraph-properties fo:margin-top="0.0694in" fo:margin-bottom="0.0694in" fo:line-height="100%"/>
    </style:style>
    <style:style style:name="T6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6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5" style:parent-style-name="Normální" style:family="paragraph">
      <style:paragraph-properties fo:margin-top="0.0694in" fo:margin-bottom="0.0694in" fo:line-height="100%"/>
    </style:style>
    <style:style style:name="T6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6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6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9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71" style:parent-style-name="Normální" style:family="paragraph">
      <style:paragraph-properties fo:margin-bottom="0in" fo:line-height="100%"/>
    </style:style>
    <style:style style:name="T7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3" style:parent-style-name="Normální" style:family="paragraph">
      <style:paragraph-properties fo:margin-top="0.0694in" fo:margin-bottom="0.0694in" fo:line-height="100%"/>
    </style:style>
    <style:style style:name="T74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75" style:parent-style-name="Normální" style:family="paragraph">
      <style:paragraph-properties fo:margin-top="0.0694in" fo:margin-bottom="0.0694in" fo:line-height="100%"/>
    </style:style>
    <style:style style:name="T7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77" style:parent-style-name="Normální" style:family="paragraph">
      <style:paragraph-properties fo:margin-top="0.0694in" fo:margin-bottom="0.0694in" fo:line-height="100%"/>
    </style:style>
    <style:style style:name="T7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79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P80" style:parent-style-name="Normální" style:family="paragraph">
      <style:paragraph-properties fo:margin-bottom="0in" fo:line-height="100%"/>
    </style:style>
    <style:style style:name="T8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82" style:parent-style-name="Normální" style:family="paragraph">
      <style:paragraph-properties fo:margin-top="0.0694in" fo:margin-bottom="0.0694in" fo:line-height="100%"/>
    </style:style>
    <style:style style:name="T8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84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85" style:parent-style-name="Normální" style:family="paragraph">
      <style:paragraph-properties fo:margin-top="0.0694in" fo:margin-bottom="0.0694in" fo:line-height="100%"/>
    </style:style>
    <style:style style:name="T8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8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8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8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9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91" style:parent-style-name="Normální" style:family="paragraph">
      <style:paragraph-properties fo:margin-top="0.0694in" fo:margin-bottom="0.0694in" fo:line-height="100%"/>
    </style:style>
    <style:style style:name="T9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9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94" style:parent-style-name="Normální" style:family="paragraph">
      <style:paragraph-properties fo:margin-top="0.0694in" fo:margin-bottom="0.0694in" fo:line-height="100%"/>
    </style:style>
    <style:style style:name="T9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9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97" style:parent-style-name="Normální" style:family="paragraph">
      <style:paragraph-properties fo:margin-top="0.0694in" fo:margin-bottom="0.0694in" fo:line-height="100%"/>
    </style:style>
    <style:style style:name="T9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9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0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01" style:parent-style-name="Normální" style:family="paragraph">
      <style:paragraph-properties fo:margin-top="0.0694in" fo:margin-bottom="0.0694in" fo:line-height="100%"/>
    </style:style>
    <style:style style:name="T102" style:parent-style-name="Standardnípísmoodstavce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0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04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05" style:parent-style-name="Standardnípísmoodstavce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0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0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08" style:parent-style-name="Normální" style:family="paragraph">
      <style:paragraph-properties fo:margin-top="0.0694in" fo:margin-bottom="0.0694in" fo:line-height="100%"/>
    </style:style>
    <style:style style:name="T10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1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111" style:parent-style-name="Normální" style:family="paragraph">
      <style:paragraph-properties fo:margin-top="0.0694in" fo:margin-bottom="0.0694in" fo:line-height="100%"/>
    </style:style>
    <style:style style:name="T11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1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1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1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16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117" style:parent-style-name="Normální" style:family="paragraph">
      <style:paragraph-properties fo:margin-top="0.0694in" fo:margin-bottom="0.0694in" fo:line-height="100%"/>
    </style:style>
    <style:style style:name="T11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1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2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21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22" style:parent-style-name="Normální" style:family="paragraph">
      <style:paragraph-properties fo:margin-top="0.0694in" fo:margin-bottom="0.0694in" fo:line-height="100%"/>
    </style:style>
    <style:style style:name="T12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1">13. b) Myšlení postmoderny. Kulturní pluralismus, nerozhodnutelnost významů, hra.</text:h>
      <text:p text:style-name="P2"><text:span text:style-name="T3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list text:style-name="LFO3" text:continue-numbering="true">
        <text:list-item>
          <text:p text:style-name="P4"><text:span text:style-name="T5">již 2. pol 19. st. - kritika</text:span><text:span text:style-name="T6"><text:s/></text:span><text:span text:style-name="T7">přístupu zbožštění člověka z</text:span><text:span text:style-name="T8"><text:s/></text:span><text:span text:style-name="T9">moderny</text:span><text:span text:style-name="T10">→ zkáza člověka(až příliš moci) přítel, bůh, člověk nefungují<text:s/></text:span></text:p>
          <text:list text:continue-numbering="true">
            <text:list-item>
              <text:p text:style-name="P11">Friedrich Nietzsche a další filosofové začínají hledat něco jiného, lepšího než je člověk jako střed všeho</text:p>
            </text:list-item>
          </text:list>
        </text:list-item>
      </text:list>
      <text:p text:style-name="P12"><text:span text:style-name="T13"><text:s/></text:span><text:span text:style-name="T14">☝</text:span><text:span text:style-name="T15">🏼</text:span><text:span text:style-name="T16"><text:s/></text:span><text:span text:style-name="T17">hledáme něco, co člověka přesahuje a rozpouští</text:span></text:p>
      <text:list text:style-name="LFO4" text:continue-numbering="true">
        <text:list-item>
          <text:p text:style-name="P18"><text:span text:style-name="T19">hra, náhoda jako základní životní princip</text:span><text:span text:style-name="T20">, život nás přesahuje</text:span></text:p>
        </text:list-item>
        <text:list-item>
          <text:p text:style-name="P21"><text:span text:style-name="T22">rezignuje na univerzální pravdy</text:span><text:span text:style-name="T23"><text:s/>(sice globalizace ,ale jako kompromis)</text:span></text:p>
        </text:list-item>
        <text:list-item>
          <text:p text:style-name="P24"><text:span text:style-name="T25">postmoderna<text:s/></text:span><text:span text:style-name="T26">žije přítomností</text:span><text:span text:style-name="T27">🧘</text:span><text:span text:style-name="T28"><text:s/>(ponaučení z historie neexistuje, všechny velké projekty o budoucnosti (snaha o utopie) selhaly- pouhá hra na historii)</text:span></text:p>
        </text:list-item>
        <text:list-item>
          <text:p text:style-name="P29"><text:span text:style-name="T30">Pravda je nekonečná hra znaků</text:span><text:span text:style-name="T31"><text:s/>- hlavní rozdíl mezi modernou a postmodernou.</text:span></text:p>
        </text:list-item>
        <text:list-item>
          <text:p text:style-name="P32"><text:span text:style-name="T33">díky tomuto ponoru do jazyka, víme že významy nekonečně prokluzují a že tutíž nějaká pevná pravda neexistuje→pravda je jen hra symbolů</text:span></text:p>
          <text:list text:continue-numbering="true">
            <text:list-item>
              <text:p text:style-name="P34"><text:span text:style-name="T35">resignuje na<text:s/></text:span><text:span text:style-name="T36">kategorii pravdy</text:span><text:span text:style-name="T37">❌</text:span></text:p>
            </text:list-item>
            <text:list-item>
              <text:p text:style-name="P38"><text:span text:style-name="T39">taky resignuje na<text:s/></text:span><text:span text:style-name="T40">kategorii rozumu</text:span><text:span text:style-name="T41">❌</text:span><text:span text:style-name="T42"><text:s/>( je těžké se na něj spolehnout ikdyž ho máme)</text:span></text:p>
            </text:list-item>
            <text:list-item>
              <text:p text:style-name="P43"><text:span text:style-name="T44">a na<text:s/></text:span><text:span text:style-name="T45">kategorii pokroku</text:span><text:span text:style-name="T46">❌</text:span></text:p>
            </text:list-item>
          </text:list>
        </text:list-item>
      </text:list>
      <text:p text:style-name="P47"><text:span text:style-name="T48">→místo toho všeho staví hru</text:span><text:span text:style-name="T49"><text:s/>(hru komunikace a hru kontextů)</text:span></text:p>
      <text:list text:style-name="LFO4" text:continue-numbering="true">
        <text:list-item>
          <text:list>
            <text:list-item>
              <text:p text:style-name="P50"><text:span text:style-name="T51">rozum svrhnut</text:span><text:span text:style-name="T52"><text:s/>z vyjímečného postavení → nasouvá do popoředí jiné složky lidské osobnosti -<text:s/></text:span><text:span text:style-name="T53">kreativita, fantazie, imaginace a intuice</text:span></text:p>
            </text:list-item>
          </text:list>
        </text:list-item>
      </text:list>
      <text:h text:style-name="P54" text:outline-level="3">Kulturní pluralismus</text:h>
      <text:list text:style-name="LFO4" text:continue-numbering="true">
        <text:list-item>
          <text:list>
            <text:list-item>
              <text:p text:style-name="P55">staví dialog a různé čtení světa, textualita (=svět jako text, který čte každý po svém)</text:p>
            </text:list-item>
            <text:list-item>
              <text:p text:style-name="P56"><text:span text:style-name="T57">s tím, že jsou lepší a horší společnosti<text:s/></text:span><text:span text:style-name="T58">podle toho jak se starají o své nejslabší</text:span></text:p>
            </text:list-item>
          </text:list>
        </text:list-item>
      </text:list>
      <text:p text:style-name="P59"><text:span text:style-name="T60"><draw:custom-shape svg:x="0in" svg:y="0in" svg:width="44.06736in" svg:height="0.00139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list text:style-name="LFO4" text:continue-numbering="true">
        <text:list-item>
          <text:p text:style-name="P61"><text:span text:style-name="T62">kontext jsou vztahy</text:span><text:span text:style-name="T63"><text:s/>( i člověk je kontext. který vyrůstá ze svých vztahů, nedokázala bychom o sobě nic říci pokud bychom nebyli něčí)</text:span></text:p>
          <text:list text:continue-numbering="true">
            <text:list-item>
              <text:p text:style-name="P64">individuální já má vždy menší výpovědní hodnotu nežli jeho kotext</text:p>
            </text:list-item>
          </text:list>
        </text:list-item>
        <text:list-item>
          <text:p text:style-name="P65"><text:span text:style-name="T66">pravda generovaná v massmédiích je to, co má někdo možnost opakovat<text:s/></text:span><text:span text:style-name="T67">→pravda je sociálně prosazené tvrzení</text:span></text:p>
        </text:list-item>
      </text:list>
      <text:p text:style-name="P68">*M. Foucault: první kniha- dějiny šílenství</text:p>
      <text:soft-page-break/>
      <text:p text:style-name="P69">zpochybňuje Descartesovo tvrzení Myslím, tedy jsem .→ A co ti, kteří nemyslí?</text:p>
      <text:h text:style-name="P70" text:outline-level="3">Obraty, které definují filosofické myšlení posledních 150 let</text:h>
      <text:p text:style-name="P71"><text:span text:style-name="T72"><draw:custom-shape svg:x="0in" svg:y="0in" svg:width="45.51042in" svg:height="0.00139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p text:style-name="P73"><text:span text:style-name="T74">Obrat k jazyku</text:span></text:p>
      <text:p text:style-name="P75"><text:span text:style-name="T76">Nelidský obrat</text:span></text:p>
      <text:p text:style-name="P77"><text:span text:style-name="T78">Obrat k lidskému tělu</text:span></text:p>
      <text:h text:style-name="P79" text:outline-level="2">Gnoseologická skepse</text:h>
      <text:p text:style-name="P80"><text:span text:style-name="T81"><draw:custom-shape svg:x="0in" svg:y="0in" svg:width="45.51042in" svg:height="0.00139in" draw:z-index="0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span></text:p>
      <text:list text:style-name="LFO5" text:continue-numbering="true">
        <text:list-item>
          <text:p text:style-name="P82"><text:span text:style-name="T83">zabývá se tím ,<text:s/></text:span><text:span text:style-name="T84">jak moc je svět je poznatelný</text:span></text:p>
        </text:list-item>
        <text:list-item>
          <text:p text:style-name="P85"><text:span text:style-name="T86">vnímání poznatelnosti na škále (</text:span><text:span text:style-name="T87">optimismus</text:span><text:span text:style-name="T88"><text:s/>→měkká skepse →</text:span><text:span text:style-name="T89">tvrdá skepse</text:span><text:span text:style-name="T90">)</text:span></text:p>
        </text:list-item>
        <text:list-item>
          <text:p text:style-name="P91"><text:span text:style-name="T92">antika</text:span><text:span text:style-name="T93"><text:s/>(zkoumají)</text:span></text:p>
        </text:list-item>
        <text:list-item>
          <text:p text:style-name="P94"><text:span text:style-name="T95">křesťanství</text:span><text:span text:style-name="T96"><text:s/>(prohlubuje tradici skrze boha, který dává všemu smysl)</text:span></text:p>
        </text:list-item>
        <text:list-item>
          <text:p text:style-name="P97"><text:span text:style-name="T98">moderna</text:span><text:span text:style-name="T99"><text:s/>(posedlost pokrokem a zkoumáním, univerzální pravdy</text:span><text:span text:style-name="T100">→ konečné řešení židovské otázky</text:span></text:p>
        </text:list-item>
      </text:list>
      <text:p text:style-name="P101"><text:span text:style-name="T102">🚨</text:span><text:span text:style-name="T103"><text:s/></text:span><text:span text:style-name="T104">koncem moderny začíná tvrdá skepce</text:span><text:span text:style-name="T105">🚨</text:span><text:span text:style-name="T106"><text:s/>→</text:span><text:span text:style-name="T107">začíná se tvrdě lámat gnoseologický optimismus</text:span></text:p>
      <text:list text:style-name="LFO6" text:continue-numbering="true">
        <text:list-item>
          <text:p text:style-name="P108"><text:span text:style-name="T109">postmoderna→ pravda neexistuje vše je jen hra znaků (skepse - tvdá větěv x měkký větev)</text:span></text:p>
        </text:list-item>
      </text:list>
      <text:h text:style-name="P110" text:outline-level="3">Měkká větev postmoderny</text:h>
      <text:list text:style-name="LFO7" text:continue-numbering="true">
        <text:list-item>
          <text:p text:style-name="P111"><text:span text:style-name="T112">př.<text:s/></text:span><text:span text:style-name="T113">Umberto Eco</text:span><text:span text:style-name="T114"><text:s/></text:span></text:p>
          <text:list text:continue-numbering="true">
            <text:list-item>
              <text:p text:style-name="P115">jsou přece pravdy, které nemusíme zpochybňovat a můžeme s nimi pracovat</text:p>
            </text:list-item>
          </text:list>
        </text:list-item>
      </text:list>
      <text:h text:style-name="P116" text:outline-level="3">Tvrdá větev postmoderny</text:h>
      <text:list text:style-name="LFO8" text:continue-numbering="true">
        <text:list-item>
          <text:p text:style-name="P117"><text:span text:style-name="T118">Jean Baudrillard</text:span><text:span text:style-name="T119"><text:s/>(v dnešní době jsme v situaci, že spíše nic nežli něco)<text:s/></text:span></text:p>
          <text:list text:continue-numbering="true">
            <text:list-item>
              <text:p text:style-name="P120">převrací řecké nastavení</text:p>
            </text:list-item>
            <text:list-item>
              <text:p text:style-name="P121">realita nám byla ukradena massmédii poprvé v dějinách</text:p>
            </text:list-item>
          </text:list>
        </text:list-item>
        <text:list-item>
          <text:p text:style-name="P122"><text:span text:style-name="T123">postanalytická jazyková škola</text:span></text:p>
        </text:list-item>
      </text:list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dpis2" style:display-name="Nadpis 2" style:family="paragraph" style:parent-style-name="Normální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 fo:hyphenate="false"/>
    </style:style>
    <style:style style:name="Nadpis3" style:display-name="Nadpis 3" style:family="paragraph" style:parent-style-name="Normální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2Char" style:display-name="Nadpis 2 Char" style:family="text" style:parent-style-name="Standardnípísmoodstavce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Nadpis3Char" style:display-name="Nadpis 3 Char" style:family="text" style:parent-style-name="Standardnípísmoodstavce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8T13:23:00Z</meta:creation-date>
    <dc:date>2023-05-08T13:23:00Z</dc:date>
    <meta:template xlink:href="Normal.dotm" xlink:type="simple"/>
    <meta:editing-cycles>1</meta:editing-cycles>
    <meta:editing-duration>PT0S</meta:editing-duration>
    <meta:document-statistic meta:page-count="2" meta:paragraph-count="53" meta:word-count="426" meta:character-count="2699" meta:row-count="66" meta:non-whitespace-character-count="2326"/>
  </office:meta>
</office:document-meta>
</file>